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10000000C0000000C14076313D5BEBF1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Mangal1" svg:font-family="Mangal"/>
    <style:font-face style:name="Lucida Console" svg:font-family="'Lucida Console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Monospac821 BT" svg:font-family="'Monospac821 BT'" style:font-adornments="Roma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I-Nspire Sans" svg:font-family="'TI-Nspire Sans'" style:font-family-generic="swiss" style:font-pitch="variable"/>
    <style:font-face style:name="Tahoma" svg:font-family="Tahoma" style:font-adornments="Standard" style:font-family-generic="swiss" style:font-pitch="variable"/>
    <style:font-face style:name="Verdana2" svg:font-family="Verdana" style:font-adornments="Fett" style:font-family-generic="swiss" style:font-pitch="variable"/>
    <style:font-face style:name="Verdana1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7.999cm" style:rel-column-width="32767*"/>
    </style:style>
    <style:style style:name="Tabelle1.B" style:family="table-column">
      <style:table-column-properties style:column-width="8.001cm" style:rel-column-width="32768*"/>
    </style:style>
    <style:style style:name="Tabelle1.1" style:family="table-row">
      <style:table-row-properties fo:keep-together="always"/>
    </style:style>
    <style:style style:name="Tabel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3" style:family="table-row">
      <style:table-row-properties fo:background-color="transparent" fo:keep-together="always">
        <style:background-image/>
      </style:table-row-properties>
    </style:style>
    <style:style style:name="Tabelle1.A3" style:family="table-cell">
      <style:table-cell-properties style:vertical-align="" fo:background-color="transparent" fo:padding="0.097cm" fo:border-left="0.05pt solid #000000" fo:border-right="none" fo:border-top="none" fo:border-bottom="none" style:writing-mode="page">
        <style:background-image/>
      </style:table-cell-properties>
    </style:style>
    <style:style style:name="Tabel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style:vertical-align="" fo:background-color="transparent" fo:padding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le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0pt" style:font-size-asian="10pt" style:font-size-complex="10pt"/>
    </style:style>
    <style:style style:name="P2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paragraph-rsid="00e32fc8" style:font-size-asian="10pt" style:font-size-complex="10pt"/>
    </style:style>
    <style:style style:name="P4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P6" style:family="paragraph" style:parent-style-name="Table_20_Contents">
      <style:text-properties style:font-name="TI-Nspire Sans" fo:font-size="11pt" officeooo:rsid="000550d5" officeooo:paragraph-rsid="000550d5" style:font-size-asian="11pt" style:font-size-complex="11pt"/>
    </style:style>
    <style:style style:name="P7" style:family="paragraph" style:parent-style-name="Table_20_Contents">
      <style:text-properties style:font-name="TI-Nspire Sans" fo:font-size="11pt" officeooo:rsid="0016c6d6" officeooo:paragraph-rsid="0016c6d6" style:font-size-asian="11pt" style:font-size-complex="11pt"/>
    </style:style>
    <style:style style:name="P8" style:family="paragraph" style:parent-style-name="Table_20_Contents">
      <style:paragraph-properties>
        <style:tab-stops>
          <style:tab-stop style:position="0.794cm"/>
        </style:tab-stops>
      </style:paragraph-properties>
      <style:text-properties style:font-name="TI-Nspire Sans" fo:font-size="11pt" officeooo:rsid="001a9aa2" officeooo:paragraph-rsid="001b50a7" style:font-size-asian="11pt" style:font-size-complex="11pt"/>
    </style:style>
    <style:style style:name="P9" style:family="paragraph" style:parent-style-name="Table_20_Contents">
      <style:text-properties style:font-name="TI-Nspire Sans" fo:font-size="11pt" officeooo:rsid="001d764a" officeooo:paragraph-rsid="001d764a" style:font-size-asian="11pt" style:font-size-complex="11pt"/>
    </style:style>
    <style:style style:name="P10" style:family="paragraph" style:parent-style-name="Table_20_Contents">
      <style:text-properties style:font-name="TI-Nspire Sans" fo:font-size="11pt" officeooo:rsid="0006e938" officeooo:paragraph-rsid="0013defe" style:font-size-asian="11pt" style:font-size-complex="11pt"/>
    </style:style>
    <style:style style:name="P11" style:family="paragraph" style:parent-style-name="Table_20_Contents">
      <style:text-properties style:font-name="TI-Nspire Sans" fo:font-size="11pt" officeooo:rsid="0013defe" officeooo:paragraph-rsid="001e0589" style:font-size-asian="11pt" style:font-size-complex="11pt"/>
    </style:style>
    <style:style style:name="P12" style:family="paragraph" style:parent-style-name="Table_20_Contents">
      <style:text-properties style:font-name="TI-Nspire Sans" fo:font-size="11pt" fo:font-weight="bold" officeooo:rsid="0011e167" officeooo:paragraph-rsid="0011e167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officeooo:rsid="000edc2d" officeooo:paragraph-rsid="000edc2d"/>
    </style:style>
    <style:style style:name="P14" style:family="paragraph" style:parent-style-name="Table_20_Contents">
      <style:text-properties fo:font-weight="bold" officeooo:rsid="0011e167" officeooo:paragraph-rsid="0011e167" style:font-weight-asian="bold" style:font-weight-complex="bold"/>
    </style:style>
    <style:style style:name="P15" style:family="paragraph" style:parent-style-name="Table_20_Contents">
      <style:text-properties officeooo:rsid="0013defe" officeooo:paragraph-rsid="0013defe"/>
    </style:style>
    <style:style style:name="P16" style:family="paragraph" style:parent-style-name="Table_20_Contents">
      <style:text-properties officeooo:rsid="001d764a" officeooo:paragraph-rsid="001d764a"/>
    </style:style>
    <style:style style:name="P17" style:family="paragraph" style:parent-style-name="Table_20_Contents">
      <style:text-properties officeooo:rsid="001e0589" officeooo:paragraph-rsid="001e0589"/>
    </style:style>
    <style:style style:name="P18" style:family="paragraph" style:parent-style-name="Table_20_Contents">
      <style:text-properties officeooo:rsid="00154bbd" officeooo:paragraph-rsid="00175d36"/>
    </style:style>
    <style:style style:name="P19" style:family="paragraph" style:parent-style-name="Table_20_Contents">
      <style:text-properties officeooo:rsid="00239412" officeooo:paragraph-rsid="00239412"/>
    </style:style>
    <style:style style:name="P20" style:family="paragraph" style:parent-style-name="Table_20_Contents">
      <style:text-properties officeooo:rsid="0028381c" officeooo:paragraph-rsid="0028381c"/>
    </style:style>
    <style:style style:name="P21" style:family="paragraph" style:parent-style-name="Standard">
      <style:text-properties officeooo:rsid="0007535e" officeooo:paragraph-rsid="0007535e"/>
    </style:style>
    <style:style style:name="P22" style:family="paragraph" style:parent-style-name="Standard">
      <style:text-properties officeooo:rsid="0007535e" officeooo:paragraph-rsid="00083ee5"/>
    </style:style>
    <style:style style:name="P23" style:family="paragraph" style:parent-style-name="Standard">
      <style:text-properties style:font-name="TI-Nspire Sans" fo:font-size="11pt" officeooo:rsid="0006e938" officeooo:paragraph-rsid="000b74e7" style:font-size-asian="11pt" style:font-size-complex="11pt"/>
    </style:style>
    <style:style style:name="P24" style:family="paragraph" style:parent-style-name="Standard">
      <style:text-properties style:font-name="TI-Nspire Sans" fo:font-size="11pt" officeooo:rsid="000cea6b" officeooo:paragraph-rsid="000cea6b" style:font-size-asian="11pt" style:font-size-complex="11pt"/>
    </style:style>
    <style:style style:name="P25" style:family="paragraph" style:parent-style-name="Standard">
      <style:text-properties officeooo:rsid="0010d04c" officeooo:paragraph-rsid="0010d04c"/>
    </style:style>
    <style:style style:name="P26" style:family="paragraph" style:parent-style-name="Table_20_Contents">
      <loext:graphic-properties draw:fill="none"/>
      <style:paragraph-properties fo:margin-left="1.6cm" fo:margin-right="0cm" fo:text-indent="-1.6cm" style:auto-text-indent="false" fo:background-color="transparent" text:number-lines="false" text:line-number="0"/>
      <style:text-properties style:font-name="TI-Nspire Sans" fo:font-size="11pt" officeooo:rsid="001d764a" officeooo:paragraph-rsid="001e0589" style:font-size-asian="11pt" style:font-size-complex="11pt"/>
    </style:style>
    <style:style style:name="P27" style:family="paragraph" style:parent-style-name="Header_20__28_user_29_">
      <style:text-properties officeooo:rsid="001a9aa2" officeooo:paragraph-rsid="00224538"/>
    </style:style>
    <style:style style:name="P28" style:family="paragraph" style:parent-style-name="Header_20__28_user_29_">
      <style:text-properties officeooo:rsid="00224538" officeooo:paragraph-rsid="00239412"/>
    </style:style>
    <style:style style:name="P29" style:family="paragraph" style:parent-style-name="Header_20__28_user_29_">
      <style:text-properties officeooo:paragraph-rsid="0028381c"/>
    </style:style>
    <style:style style:name="P30" style:family="paragraph" style:parent-style-name="Table_20_Contents">
      <style:text-properties officeooo:rsid="00239412" officeooo:paragraph-rsid="00239412"/>
    </style:style>
    <style:style style:name="P31" style:family="paragraph" style:parent-style-name="Table_20_Contents">
      <style:text-properties officeooo:rsid="00239412" officeooo:paragraph-rsid="0028dedf"/>
    </style:style>
    <style:style style:name="P32" style:family="paragraph" style:parent-style-name="Table_20_Contents">
      <style:text-properties style:font-name="TI-Nspire Sans" fo:font-size="11pt" officeooo:rsid="001d764a" officeooo:paragraph-rsid="001d764a" style:font-size-asian="11pt" style:font-size-complex="11pt"/>
    </style:style>
    <style:style style:name="P33" style:family="paragraph" style:parent-style-name="Table_20_Contents">
      <style:text-properties style:font-name="TI-Nspire Sans" fo:font-size="11pt" officeooo:rsid="001d764a" officeooo:paragraph-rsid="002c0a6d" style:font-size-asian="11pt" style:font-size-complex="11pt"/>
    </style:style>
    <style:style style:name="P34" style:family="paragraph" style:parent-style-name="Table_20_Contents">
      <style:text-properties style:font-name="TI-Nspire Sans" fo:font-size="11pt" officeooo:rsid="0013defe" officeooo:paragraph-rsid="001e0589" style:font-size-asian="11pt" style:font-size-complex="11pt"/>
    </style:style>
    <style:style style:name="P35" style:family="paragraph" style:parent-style-name="Header_20__28_user_29_">
      <style:text-properties officeooo:rsid="00224538" officeooo:paragraph-rsid="0028381c"/>
    </style:style>
    <style:style style:name="T1" style:family="text">
      <style:text-properties officeooo:rsid="0007535e"/>
    </style:style>
    <style:style style:name="T2" style:family="text">
      <style:text-properties officeooo:rsid="00083ee5"/>
    </style:style>
    <style:style style:name="T3" style:family="text">
      <style:text-properties officeooo:rsid="0010caf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54bbd" style:font-style-asian="italic" style:font-style-complex="italic"/>
    </style:style>
    <style:style style:name="T6" style:family="text">
      <style:text-properties officeooo:rsid="00154bbd"/>
    </style:style>
    <style:style style:name="T7" style:family="text">
      <style:text-properties officeooo:rsid="0016c6d6"/>
    </style:style>
    <style:style style:name="T8" style:family="text">
      <style:text-properties officeooo:rsid="00175d36"/>
    </style:style>
    <style:style style:name="T9" style:family="text">
      <style:text-properties officeooo:rsid="001a9aa2"/>
    </style:style>
    <style:style style:name="T10" style:family="text">
      <style:text-properties style:font-name="TI-Nspire Sans" fo:font-size="11pt" officeooo:rsid="0006e938" style:font-size-asian="11pt" style:font-size-complex="11pt"/>
    </style:style>
    <style:style style:name="T11" style:family="text">
      <style:text-properties officeooo:rsid="001e0589"/>
    </style:style>
    <style:style style:name="T12" style:family="text">
      <style:text-properties officeooo:rsid="00224538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682d4" style:font-weight-asian="bold" style:font-weight-complex="bold"/>
    </style:style>
    <style:style style:name="T15" style:family="text">
      <style:text-properties fo:font-weight="bold" officeooo:rsid="0028dedf" style:font-weight-asian="bold" style:font-weight-complex="bold"/>
    </style:style>
    <style:style style:name="T16" style:family="text">
      <style:text-properties officeooo:rsid="0028dedf"/>
    </style:style>
    <style:style style:name="T17" style:family="text">
      <style:text-properties officeooo:rsid="002c0a6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rweiterungen zu Maxima</text:h>
      <text:p text:style-name="P25">Diese Erweiterung stellt einige brauchbare Funktionen für den Mathematikunterricht zur Verfügung.</text:p>
      <text:p text:style-name="Standard"/>
      <text:p text:style-name="P22"><text:span text:style-name="T3">K</text:span>opiere die Datei <text:span text:style-name="Datei"><text:span text:style-name="T2">InitMaxima.mac</text:span></text:span> in das gleiche Verzeichnis wie deine Maxima Datei.</text:p>
      <text:p text:style-name="P21">Als erste Zeile schreibst du <text:span text:style-name="Code_20_inline">batchload("InitMaxima.mac")$</text:span>. <text:line-break/>Ab dann stehen dir folgende Funktionen zur Verfügung.</text:p>
      <text:p text:style-name="Standard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4">Beschreibung</text:p>
          </table:table-cell>
          <table:table-cell table:style-name="Tabelle1.B1" office:value-type="string">
            <text:p text:style-name="P12">Beispiel</text:p>
          </table:table-cell>
        </table:table-row>
        <table:table-row table:style-name="Tabelle1.1">
          <table:table-cell table:style-name="Tabelle1.A2" office:value-type="string">
            <text:p text:style-name="Header_20__28_user_29_">Zeichne(<draw:frame draw:style-name="fr1" draw:name="Objekt1" text:anchor-type="as-char" svg:width="0.982cm" svg:height="0.506cm" draw:z-index="0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kt2" text:anchor-type="as-char" svg:width="0.817cm" svg:height="0.531cm" draw:z-index="1"><draw:object xlink:href="./Object 2" xlink:type="simple" xlink:show="embed" xlink:actuate="onLoad"/><draw:image xlink:href="./ObjectReplacements/Object 2" xlink:type="simple" xlink:show="embed" xlink:actuate="onLoad"/></draw:frame>, <draw:frame draw:style-name="fr1" draw:name="Objekt3" text:anchor-type="as-char" svg:width="0.868cm" svg:height="0.531cm" draw:z-index="2"><draw:object xlink:href="./Object 3" xlink:type="simple" xlink:show="embed" xlink:actuate="onLoad"/><draw:image xlink:href="./ObjectReplacements/Object 3" xlink:type="simple" xlink:show="embed" xlink:actuate="onLoad"/></draw:frame>)</text:p>
            <text:p text:style-name="Header_20__28_user_29_"/>
            <text:p text:style-name="Header_20__28_user_29_">Zeichne(<draw:frame draw:style-name="fr1" draw:name="Objekt4" text:anchor-type="as-char" svg:width="0.982cm" svg:height="0.506cm" draw:z-index="3"><draw:object xlink:href="./Object 4" xlink:type="simple" xlink:show="embed" xlink:actuate="onLoad"/><draw:image xlink:href="./ObjectReplacements/Object 4" xlink:type="simple" xlink:show="embed" xlink:actuate="onLoad"/><svg:desc>Formel</svg:desc></draw:frame>, <draw:frame draw:style-name="fr1" draw:name="Objekt5" text:anchor-type="as-char" svg:width="0.817cm" svg:height="0.531cm" draw:z-index="4"><draw:object xlink:href="./Object 5" xlink:type="simple" xlink:show="embed" xlink:actuate="onLoad"/><draw:image xlink:href="./ObjectReplacements/Object 5" xlink:type="simple" xlink:show="embed" xlink:actuate="onLoad"/><svg:desc>Formel</svg:desc></draw:frame>, <draw:frame draw:style-name="fr1" draw:name="Objekt6" text:anchor-type="as-char" svg:width="0.868cm" svg:height="0.531cm" draw:z-index="5"><draw:object xlink:href="./Object 6" xlink:type="simple" xlink:show="embed" xlink:actuate="onLoad"/><draw:image xlink:href="./ObjectReplacements/Object 6" xlink:type="simple" xlink:show="embed" xlink:actuate="onLoad"/><svg:desc>Formel</svg:desc></draw:frame>, <text:line-break/><text:tab/><text:span text:style-name="T9">y&gt;[ymin,ymax],</text:span><text:line-break/><text:tab/><text:span text:style-name="T6">filename&gt;"</text:span><text:span text:style-name="T5">Dateiname</text:span><text:span text:style-name="T6">",</text:span></text:p>
            <text:p text:style-name="Header_20__28_user_29_"><text:tab/>xlabel&gt;"die x-Achse",</text:p>
            <text:p text:style-name="Header_20__28_user_29_"><text:tab/>ylabel&gt;"die y-Achse",</text:p>
            <text:p text:style-name="P27"><text:tab/>titel&gt;"Mein Titel",</text:p>
            <text:p text:style-name="P28"><text:tab/>colors&gt;["#aa33bb", green],</text:p>
            <text:p text:style-name="P28"><text:tab/>labels&gt;[</text:p>
            <text:p text:style-name="P28"><text:tab/> <text:s text:c="7"/>["Bars",1,1],</text:p>
            <text:p text:style-name="P28"><text:tab/> <text:s text:c="7"/>["Points and Polygon",2,1]</text:p>
            <text:p text:style-name="P35"><text:tab/>],</text:p>
            <text:p text:style-name="P35"><text:tab/>legend&gt;["Kurve1", "Kurve2"],</text:p>
            <text:p text:style-name="P29"><text:span text:style-name="T12"><text:tab/>subst&gt;[a,b,c,d]<text:line-break/></text:span>)</text:p>
            <text:p text:style-name="P18">Zeichnet die gegebenen Funktionen f1 und f2 und speichert die Grafik sie als SVG Datei (<text:span text:style-name="T4">Dateiname.svg</text:span>) ab, wobei die Achsen beschriftet werden. <text:line-break/><text:line-break/>Die Parameter müssen korrekt geschrieben sein, ansonsten werden sie nicht akzeptiert.<text:line-break/><text:line-break/><text:span text:style-name="T8">Es können beliebig viele Funktionen in einer Liste zusammengefasst werden.</text:span></text:p>
            <text:p text:style-name="P18"/>
            <text:p text:style-name="P18">Farben kann man im gewohnten RGB Modell oder mit Standardnamen (blue,red,green, etc) angeben</text:p>
            <text:p text:style-name="P18"/>
            <text:p text:style-name="P19"><text:span text:style-name="T14">l</text:span><text:span text:style-name="T13">abel</text:span><text:span text:style-name="T14">s</text:span> setzt eine Beschriftung an die Koordinaten ["Text", x, y]</text:p>
            <text:p text:style-name="P19"/>
            <text:p text:style-name="P31"><text:span text:style-name="T15">legend</text:span> <text:span text:style-name="T16">fügt eine Legende ein</text:span></text:p>
            <text:p text:style-name="P19"/>
            <text:p text:style-name="P20"><text:span text:style-name="T13">subst</text:span> ersetzt Variable a→ b, c → d usw.</text:p>
          </table:table-cell>
          <table:table-cell table:style-name="Tabelle1.B2" office:value-type="string">
            <text:p text:style-name="P6">Zeichne(cos(2*x), 0, 4);</text:p>
            <text:p text:style-name="P6">Zeichne(<text:span text:style-name="T7">[</text:span>cos(2*x), <text:span text:style-name="T7">x^3, x]</text:span>, 0, 4);</text:p>
            <text:p text:style-name="P6"/>
            <text:p text:style-name="P7">Zeichne( cos(2*x), 0, 4,</text:p>
            <text:p text:style-name="P8"><text:s text:c="2"/>y&gt;[0,-3],</text:p>
            <text:p text:style-name="P7"><text:s text:c="2"/>filename&gt;"Supergrafik",</text:p>
            <text:p text:style-name="P7"><text:s text:c="2"/>xlabel&gt;"die x-Achse",</text:p>
            <text:p text:style-name="P7"><text:s text:c="2"/>ylabel&gt;"die y-Achse"</text:p>
            <text:p text:style-name="P7">);</text:p>
          </table:table-cell>
        </table:table-row>
        <text:soft-page-break/>
        <table:table-row table:style-name="Tabelle1.3">
          <table:table-cell table:style-name="Tabelle1.A3" office:value-type="string">
            <text:p text:style-name="Header_20__28_user_29_">Zeichne(...)</text:p>
            <text:p text:style-name="P16">funktioniert wir die obigen Befehle, nur werden Punkte gezeichnet.</text:p>
            <text:p text:style-name="P26"/>
          </table:table-cell>
          <table:table-cell table:style-name="Tabelle1.B3" office:value-type="string">
            <text:p text:style-name="P9">Punkte:[ [0, 0], [0.5, 2.5], [1, 5], [1.5, 7.5], [2, 10], [2.5, 12.5] ];</text:p>
            <text:p text:style-name="P33">Punkte<text:span text:style-name="T17">2</text:span>:[ … <text:span text:style-name="T17">]</text:span></text:p>
            <text:p text:style-name="P9"/>
            <text:p text:style-name="P9">Zeichne(</text:p>
            <text:p text:style-name="P9"><text:s text:c="4"/>[Punkte, Punkte2], 0, 3,</text:p>
            <text:p text:style-name="P9"><text:s text:c="4"/>xlabel&gt; "Zeit [s]",</text:p>
            <text:p text:style-name="P9"><text:s text:c="4"/>ylabel&gt; "Weg [m]"</text:p>
            <text:p text:style-name="P9">);</text:p>
          </table:table-cell>
        </table:table-row>
        <table:table-row table:style-name="Tabelle1.3">
          <table:table-cell table:style-name="Tabelle1.A3" office:value-type="string">
            <text:p text:style-name="Header_20__28_user_29_"><text:span text:style-name="T10">ReadCSV</text:span>(filename,<text:span text:style-name="T11">[options]</text:span>);</text:p>
            <text:p text:style-name="P15">L<text:span text:style-name="T11">iest eine CSV Datei ein und gibt eine Matrix zurück</text:span></text:p>
            <text:p text:style-name="P17">separator ist ohne Angabe ein ;</text:p>
            <text:p text:style-name="P17">skip gibt an, wie viele Zeilen übersprungen werden</text:p>
          </table:table-cell>
          <table:table-cell table:style-name="Tabelle1.B4" office:value-type="string">
            <text:p text:style-name="P10">Punkte: ReadCSV(filename,</text:p>
            <text:p text:style-name="P10"><text:s text:c="4"/>separator&gt;",",</text:p>
            <text:p text:style-name="P10"><text:s text:c="4"/>skip&gt;1</text:p>
            <text:p text:style-name="P10">);</text:p>
            <text:p text:style-name="P10"/>
            <text:p text:style-name="P11">Zeichne(</text:p>
            <text:p text:style-name="P11"><text:s text:c="4"/>Punkte,0,10,</text:p>
            <text:p text:style-name="P11"><text:s text:c="4"/>legend&gt;["CSV Datei"]</text:p>
            <text:p text:style-name="P11">)$</text:p>
          </table:table-cell>
        </table:table-row>
        <table:table-row table:style-name="Tabelle1.3">
          <table:table-cell table:style-name="Tabelle1.A5" office:value-type="string">
            <text:p text:style-name="Header_20__28_user_29_">CreateFunktion(p1,p2, f);</text:p>
            <text:p text:style-name="P13">Erstellt eine Funktion bei zwei gegebenen Punkten</text:p>
          </table:table-cell>
          <table:table-cell table:style-name="Tabelle1.B5" office:value-type="string">
            <text:p text:style-name="P24">p1:[5,100]$</text:p>
            <text:p text:style-name="P24">p2:[8,130]$</text:p>
            <text:p text:style-name="P23">f: y=a*b^x$</text:p>
            <text:p text:style-name="P23">f: CreateFunktion(p1,p2, f)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Mangal1" svg:font-family="Mangal"/>
    <style:font-face style:name="Lucida Console" svg:font-family="'Lucida Console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Monospac821 BT" svg:font-family="'Monospac821 BT'" style:font-adornments="Roma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I-Nspire Sans" svg:font-family="'TI-Nspire Sans'" style:font-family-generic="swiss" style:font-pitch="variable"/>
    <style:font-face style:name="Tahoma" svg:font-family="Tahoma" style:font-adornments="Standard" style:font-family-generic="swiss" style:font-pitch="variable"/>
    <style:font-face style:name="Verdana2" svg:font-family="Verdana" style:font-adornments="Fett" style:font-family-generic="swiss" style:font-pitch="variable"/>
    <style:font-face style:name="Verdana1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2010000000C0000000C14076313D5BEBF19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900" draw:border="0%"/>
    <draw:opacity draw:name="Transparency_20_3" draw:display-name="Transparency 3" draw:style="linear" draw:start="10%" draw:end="0%" draw:angle="900" draw:border="0%"/>
    <draw:opacity draw:name="Transparency_20_4" draw:display-name="Transparency 4" draw:style="linear" draw:start="100%" draw:end="20%" draw:angle="9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loext:contextual-spacing="false" style:page-number="auto" fo:padding="0.049cm" fo:border-left="none" fo:border-right="none" fo:border-top="none" fo:border-bottom="0.74pt solid #6699cc" style:shadow="none">
        <style:tab-stops/>
      </style:paragraph-properties>
      <style:text-properties fo:color="#6699cc" style:font-name="Verdana" fo:font-family="Verdana" style:font-style-name="Standard" style:font-family-generic="swiss" style:font-pitch="variable" fo:font-size="14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499cm" fo:margin-bottom="0.21cm" loext:contextual-spacing="false" fo:padding="0.049cm" fo:border-left="none" fo:border-right="none" fo:border-top="none" fo:border-bottom="0.26pt solid #6699cc"/>
      <style:text-properties fo:font-size="14pt" fo:font-weight="normal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none" draw:fill-color="#e6e6e6"/>
      <style:paragraph-properties fo:margin-left="0cm" fo:margin-right="5.001cm" fo:margin-top="0cm" fo:margin-bottom="0.199cm" loext:contextual-spacing="false" fo:keep-together="always" fo:text-indent="0cm" style:auto-text-indent="false" style:page-number="auto" fo:background-color="transparent" fo:padding="0.049cm" fo:border-left="none" fo:border-right="none" fo:border-top="none" fo:border-bottom="0.06pt solid #6699cc" style:shadow="none" style:writing-mode="page">
        <style:tab-stops/>
      </style:paragraph-properties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1.778cm" fo:margin-right="0cm" fo:margin-top="0.423cm" fo:margin-bottom="0.106cm" loext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margin-top="0.423cm" fo:margin-bottom="0.106cm" loext:contextual-spacing="false" fo:text-indent="-2.032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loext:contextual-spacing="false" fo:text-indent="-2.286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text-indent="-2.54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2.794cm" fo:margin-right="0cm" fo:margin-top="0.423cm" fo:margin-bottom="0.106cm" loext:contextual-spacing="false" fo:text-indent="-2.794cm" style:auto-text-indent="false"/>
      <style:text-properties style:font-name-complex="Arial3" style:font-family-complex="Arial" style:font-family-generic-complex="swiss" style:font-pitch-complex="variable" style:font-size-complex="11pt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8pt" fo:font-style="italic" fo:font-weight="normal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Index_20_1" style:display-name="Index 1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loext:graphic-properties draw:fill="none" draw:fill-color="#99ccff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/>
      <style:text-properties style:font-name="Tahoma" fo:font-family="Tahoma" style:font-style-name="Standard" style:font-family-generic="swiss" style:font-pitch="variable" fo:font-size="9pt" style:font-size-asian="10pt" style:font-size-complex="10pt"/>
    </style:style>
    <style:style style:name="Quellcode" style:family="paragraph" style:parent-style-name="Caption">
      <style:text-properties fo:font-size="10.5pt"/>
    </style:style>
    <style:style style:name="Text" style:family="paragraph" style:parent-style-name="Caption" style:class="extra"/>
    <style:style style:name="ZitatPDF" style:family="paragraph" style:parent-style-name="Standard" style:auto-update="true" style:master-page-name="">
      <loext:graphic-properties draw:fill="none" draw:fill-color="#99ccff"/>
      <style:paragraph-properties fo:margin-left="1cm" fo:margin-right="1cm" fo:margin-top="0cm" fo:margin-bottom="0cm" loext:contextual-spacing="false" fo:line-height="110%" fo:text-align="justify" style:justify-single-word="false" fo:hyphenation-ladder-count="no-limit" fo:text-indent="0cm" style:auto-text-indent="false" style:page-number="auto" fo:background-color="transparent" fo:padding-left="0.55cm" fo:padding-right="0.55cm" fo:padding-top="0.25cm" fo:padding-bottom="0.25cm" fo:border="0.06pt solid #000000" style:shadow="none">
        <style:tab-stops/>
        <style:drop-cap/>
      </style:paragraph-properties>
      <style:text-properties fo:font-size="10.5pt" fo:font-style="italic" fo:hyphenate="true" fo:hyphenation-remain-char-count="2" fo:hyphenation-push-char-count="2"/>
    </style:style>
    <style:style style:name="NotUSED" style:family="paragraph" style:parent-style-name="Standard" style:master-page-name="">
      <loext:graphic-properties draw:fill="solid" draw:fill-color="#dc2300" draw:opacity="100%"/>
      <style:paragraph-properties fo:margin-left="0cm" fo:margin-right="0cm" fo:margin-top="0cm" fo:margin-bottom="0cm" loext:contextual-spacing="false" fo:text-indent="0cm" style:auto-text-indent="false" style:page-number="auto" fo:background-color="#dc2300">
        <style:tab-stops/>
      </style:paragraph-properties>
      <style:text-properties fo:color="#ffffff" style:font-name="Arial Black" fo:font-family="'Arial Black'" style:font-style-name="Standard" style:font-family-generic="swiss" style:font-pitch="variable" fo:font-weight="900"/>
    </style:style>
    <style:style style:name="Drawing" style:family="paragraph" style:parent-style-name="Caption" style:class="extra"/>
    <style:style style:name="Code_20_Formatiert_20_Blau" style:display-name="Code Formatiert Blau" style:family="paragraph" style:parent-style-name="Standard">
      <style:paragraph-properties fo:margin-left="1cm" fo:margin-right="1cm" fo:margin-top="0cm" fo:margin-bottom="0cm" loext:contextual-spacing="false" fo:hyphenation-ladder-count="no-limit" fo:text-indent="0cm" style:auto-text-indent="false" fo:padding-left="0.529cm" fo:padding-right="0.529cm" fo:padding-top="0.282cm" fo:padding-bottom="0.282cm" fo:border-left="4.99pt solid #0000ff" fo:border-right="0.51pt solid #0000ff" fo:border-top="0.51pt solid #0000ff" fo:border-bottom="0.51pt solid #0000ff"/>
      <style:text-properties style:font-name="Lucida Console" fo:font-family="'Lucida Console'" style:font-family-generic="modern" fo:language="de" fo:country="AT" style:font-size-complex="11pt" style:font-weight-complex="bold" fo:hyphenate="true" fo:hyphenation-remain-char-count="2" fo:hyphenation-push-char-count="2"/>
    </style:style>
    <style:style style:name="Code_20_Formatiert_20_Grün" style:display-name="Code Formatiert Grün" style:family="paragraph" style:auto-update="true" style:master-page-name="">
      <loext:graphic-properties draw:fill="bitmap" draw:fill-image-name="Bitmap_20_1" style:repeat="repeat" draw:fill-image-ref-point="top-left"/>
      <style:paragraph-properties fo:margin-left="0.289cm" fo:margin-right="1.004cm" fo:margin-top="0cm" fo:margin-bottom="0cm" loext:contextual-spacing="false" fo:keep-together="always" fo:text-indent="0cm" style:auto-text-indent="false" style:page-number="auto" fo:padding="0.25cm" fo:border-left="4pt solid #3deb3d" fo:border-right="0.51pt solid #3deb3d" fo:border-top="0.51pt solid #3deb3d" fo:border-bottom="0.51pt solid #3deb3d" style:shadow="none" fo:keep-with-next="always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0C0000000C14076313D5BEBF19.png" xlink:type="simple" xlink:actuate="onLoad"/>
      </style:paragraph-properties>
      <style:text-properties style:font-name="Courier New" fo:font-family="'Courier New'" style:font-style-name="Standard" style:font-family-generic="modern" style:font-pitch="fixed" fo:font-size="10.5pt" fo:font-weight="normal" style:font-weight-asian="normal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Beispiel" style:family="paragraph" style:parent-style-name="Standard">
      <style:paragraph-properties fo:margin-top="0.3cm" fo:margin-bottom="0.3cm" loext:contextual-spacing="false" style:border-line-width-bottom="0.002cm 0.035cm 0.002cm" fo:padding="0cm" fo:border-left="none" fo:border-right="none" fo:border-top="none" fo:border-bottom="1.11pt double #000000" style:shadow="none"/>
      <style:text-properties fo:font-weight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Konsole" style:family="paragraph" style:parent-style-name="Table_20_Contents" style:master-page-name="">
      <style:paragraph-properties fo:margin-top="0.4cm" fo:margin-bottom="0.4cm" loext:contextual-spacing="false" fo:keep-together="always" style:page-number="auto" fo:padding="0.349cm" fo:border="0.31pt solid #000000" style:shadow="none" fo:keep-with-next="always"/>
      <style:text-properties style:font-name="Monospac821 BT" fo:font-family="'Monospac821 BT'" style:font-style-name="Roman" style:font-family-generic="modern" style:font-pitch="fixed" fo:font-size="9pt"/>
    </style:style>
    <style:style style:name="Html_20_Code" style:display-name="Html Code" style:family="paragraph" style:parent-style-name="Standard" style:list-style-name="Code_20_Nr" style:master-page-name="">
      <loext:graphic-properties draw:fill="solid" draw:fill-color="#000033" draw:opacity="100%"/>
      <style:paragraph-properties style:page-number="auto" fo:background-color="#000033" fo:padding="0.45cm" fo:border-left="0.06pt solid #6666ff" fo:border-right="0.06pt solid #000000" fo:border-top="0.06pt solid #000000" fo:border-bottom="0.06pt solid #000000" style:shadow="none"/>
      <style:text-properties fo:color="#ffffff" style:font-name="Verdana" fo:font-family="Verdana" style:font-style-name="Standard" style:font-family-generic="swiss" style:font-pitch="variable" fo:font-size="10.5pt"/>
    </style:style>
    <style:style style:name="Merken" style:family="paragraph" style:parent-style-name="Standard" style:master-page-name="">
      <loext:graphic-properties draw:fill="solid" draw:fill-color="#dddddd" draw:fill-image-width="0cm" draw:fill-image-height="0cm"/>
      <style:paragraph-properties fo:margin-left="4.001cm" fo:margin-right="4.001cm" fo:margin-top="0.25cm" fo:margin-bottom="0.25cm" loext:contextual-spacing="false" fo:text-align="center" style:justify-single-word="false" fo:keep-together="always" fo:text-indent="0cm" style:auto-text-indent="false" style:page-number="auto" fo:background-color="#dddddd" fo:padding-left="0.801cm" fo:padding-right="0.801cm" fo:padding-top="0.3cm" fo:padding-bottom="0.3cm" fo:border="0.51pt solid #333333" style:shadow="#666666 0.019cm 0.019cm"/>
      <style:text-properties style:font-size-asian="10.5pt"/>
    </style:style>
    <style:style style:name="Code" style:family="paragraph" style:parent-style-name="Standard" style:master-page-name="">
      <loext:graphic-properties draw:fill="solid" draw:fill-color="#ffffcc" draw:opacity="100%"/>
      <style:paragraph-properties fo:margin-left="0.4cm" fo:margin-right="0.4cm" fo:margin-top="0.199cm" fo:margin-bottom="0.199cm" loext:contextual-spacing="false" fo:text-indent="0cm" style:auto-text-indent="false" style:page-number="auto" fo:background-color="#ffffcc" fo:padding="0.423cm" fo:border-left="4.99pt solid #0000ff" fo:border-right="0.06pt solid #c0c0c0" fo:border-top="0.06pt solid #c0c0c0" fo:border-bottom="0.06pt solid #c0c0c0" style:shadow="#000000 0.049cm 0.049cm"/>
      <style:text-properties style:font-name="Courier New2" fo:font-family="'Courier New'" style:font-style-name="Fett" style:font-family-generic="modern" style:font-pitch="fixed" fo:font-size="10.5pt" fo:font-weight="bold" style:font-size-asian="10pt" style:font-weight-asian="bold"/>
    </style:style>
    <style:style style:name="InlineCode" style:family="paragraph" style:parent-style-name="Code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size="10.5pt" style:font-size-asian="10.5pt"/>
    </style:style>
    <style:style style:name="Kommentar" style:family="paragraph" style:parent-style-name="InlineCode">
      <style:text-properties fo:color="#00cc00" fo:font-weight="normal" style:font-weight-asian="normal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HauptÜberschrift" style:family="paragraph" style:master-page-name="">
      <loext:graphic-properties draw:fill="solid" draw:fill-color="#729fcf" draw:opacity-name="Transparency_20_4" draw:fill-image-width="0cm" draw:fill-image-height="0cm"/>
      <style:paragraph-properties fo:text-align="center" style:justify-single-word="false" style:page-number="auto" fo:background-color="#729fcf" fo:padding-left="0.049cm" fo:padding-right="0.049cm" fo:padding-top="0.499cm" fo:padding-bottom="0.499cm" fo:border="0.06pt solid #000000" style:shadow="none"/>
      <style:text-properties fo:color="#0066ff" style:font-name="Lucida Sans Unicode" fo:font-family="'Lucida Sans Unicode'" style:font-style-name="Fett Kursiv" style:font-family-generic="swiss" style:font-pitch="variable" fo:font-size="20pt" fo:font-style="italic" fo:text-shadow="1pt 1pt" fo:font-weight="bold" style:font-size-asian="10.5pt" style:font-relief="engraved"/>
    </style:style>
    <style:style style:name="Header_20__28_user_29_" style:display-name="Header (user)" style:family="paragraph" style:parent-style-name="Table_20_Contents" style:master-page-name="">
      <loext:graphic-properties draw:fill="solid" draw:fill-color="#cccccc"/>
      <style:paragraph-properties style:page-number="auto" fo:background-color="#cccccc" style:shadow="none"/>
      <style:text-properties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Menüeintrag" style:family="text">
      <style:text-properties style:font-name="Verdana1" fo:font-family="Verdana" style:font-style-name="Fett Kursiv" style:font-family-generic="swiss" style:font-pitch="variable" fo:font-size="10.5pt" fo:font-style="italic" fo:font-weight="normal" fo:background-color="transparen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fad" style:family="text">
      <style:text-properties style:font-name="Courier New" fo:font-family="'Courier New'" style:font-style-name="Standard" style:font-family-generic="modern" style:font-pitch="fixed"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atei" style:family="text">
      <style:text-properties style:font-name="Verdana2" fo:font-family="Verdana" style:font-style-name="Fett" style:font-family-generic="swiss" style:font-pitch="variable" fo:font-size="10.5pt" fo:font-style="italic" fo:font-weight="normal"/>
    </style:style>
    <style:style style:name="Code_20_inline" style:display-name="Code inline" style:family="text">
      <style:text-properties fo:color="#333333" style:font-name="Courier New" fo:font-family="'Courier New'" style:font-style-name="Standard" style:font-family-generic="modern" style:font-pitch="fixed" fo:font-size="11pt" fo:background-color="#ffffc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eletype" style:family="text">
      <style:text-properties style:font-name="Arial" fo:font-family="Arial" style:font-style-name="Standard" style:font-family-generic="swiss" style:font-pitch="variable" fo:font-size="11pt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aste" style:family="text">
      <style:text-properties style:font-name="Arial1" fo:font-family="Arial" style:font-style-name="Fett" style:font-family-generic="swiss" style:font-pitch="variable" fo:font-weight="bold" fo:background-color="#ff6633"/>
    </style:style>
    <style:style style:name="Fachbegriff" style:family="text">
      <style:text-properties style:font-name="Arial2" fo:font-family="Arial" style:font-style-name="Kursiv" style:font-family-generic="swiss" style:font-pitch="variable" fo:font-style="italic"/>
    </style:style>
    <style:style style:name="Index_20_Link" style:display-name="Index Link" style:family="text"/>
    <style:style style:name="Code_20_Nr_20_Font" style:display-name="Code Nr Font" style:family="text">
      <style:text-properties fo:color="#b2b2b2"/>
    </style:style>
    <style:style style:name="Ergebnis" style:family="text">
      <style:text-properties fo:font-size="12pt" fo:letter-spacing="normal" fo:background-color="#23ff23"/>
    </style:style>
    <style:style style:name="Absatz-Standardschriftart2" style:family="text"/>
    <style:style style:name="Absatz-Standardschriftart1" style:family="text"/>
    <style:style style:name="Page_20_Number" style:display-name="Page Number" style:family="text" style:parent-style-name="Absatz-Standardschriftart1"/>
    <style:style style:name="Aufzählungszeichen1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Aufzählungszeichen2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Endnote_20_Symbol" style:display-name="Endnote Symbol" style:family="text">
      <style:text-properties style:text-position="super 58%"/>
    </style:style>
    <style:style style:name="RegEx" style:family="text">
      <style:text-properties style:font-name="Courier New2" fo:font-family="'Courier New'" style:font-style-name="Fett" style:font-family-generic="modern" style:font-pitch="fixed" fo:font-size="11pt" fo:font-weight="bold" fo:background-color="#e6e6e6"/>
    </style:style>
    <style:style style:name="Zeichenformat" style:family="text"/>
    <style:style style:name="Html_20_Code" style:display-name="Html Code" style:family="text">
      <style:text-properties fo:color="#ffffff" style:font-name="Liberation Sans1" fo:font-family="'Liberation Sans'" style:font-style-name="Standard" style:font-family-generic="swiss" style:font-pitch="variable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3" style:display-name="Numbering 3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Code_20_Nr" style:display-name="Code Nr">
      <text:list-level-style-number text:level="1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6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7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8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9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10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</text:list-style>
    <text:list-style style:name="WW8Num1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Zeichenformat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text:bullet-char="">
        <style:list-level-properties text:space-before="4.445cm" text:min-label-width="0.635cm"/>
        <style:text-properties fo:font-family="Wingdings" style:font-pitch="variable" style:font-charset="x-symbol"/>
      </text:list-level-style-bullet>
      <text:list-level-style-bullet text:level="5" text:style-name="Zeichenformat" text:bullet-char="">
        <style:list-level-properties text:space-before="5.715cm" text:min-label-width="0.635cm"/>
        <style:text-properties fo:font-family="Wingdings" style:font-pitch="variable" style:font-charset="x-symbol"/>
      </text:list-level-style-bullet>
      <text:list-level-style-bullet text:level="6" text:style-name="Zeichenformat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text:bullet-char="">
        <style:list-level-properties text:space-before="8.255cm" text:min-label-width="0.635cm"/>
        <style:text-properties fo:font-family="Wingdings" style:font-pitch="variable" style:font-charset="x-symbol"/>
      </text:list-level-style-bullet>
      <text:list-level-style-bullet text:level="8" text:style-name="Zeichenformat" text:bullet-char="">
        <style:list-level-properties text:space-before="9.525cm" text:min-label-width="0.635cm"/>
        <style:text-properties fo:font-family="Wingdings" style:font-pitch="variable" style:font-charset="x-symbol"/>
      </text:list-level-style-bullet>
      <text:list-level-style-bullet text:level="9" text:style-name="Zeichenformat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0pt" style:font-size-asian="10pt" style:font-size-complex="10pt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paragraph-rsid="00e32fc8" style:font-size-asian="10pt" style:font-size-complex="10pt"/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MP4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M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MT1" style:family="text">
      <style:text-properties officeooo:rsid="0007535e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axima</text:span><text:tab/><text:tab/>Seite -<text:page-number text:select-page="current">2</text:page-number>-</text:p>
        <text:p text:style-name="Header"/>
      </style:header>
      <style:footer>
        <text:p text:style-name="MP2">Mag. Stefan Hagmann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3">Informatikzweig <text:tab/><text:tab/>Mag. Stefan Hagmann</text:p>
      </style:header>
      <style:footer>
        <text:p text:style-name="MP4"/>
        <text:p text:style-name="MP5">BRG Frauengasse, Bade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2M9S</meta:editing-duration>
    <meta:editing-cycles>37</meta:editing-cycles>
    <meta:generator>LibreOffice/6.0.2.1$Windows_X86_64 LibreOffice_project/f7f06a8f319e4b62f9bc5095aa112a65d2f3ac89</meta:generator>
    <dc:date>2018-03-20T19:28:37.799000000</dc:date>
    <dc:creator>Stefan Hagmann</dc:creator>
    <meta:document-statistic meta:table-count="1" meta:image-count="0" meta:object-count="6" meta:page-count="2" meta:paragraph-count="62" meta:word-count="270" meta:character-count="2045" meta:non-whitespace-character-count="176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2/content.xml><?xml version="1.0" encoding="utf-8"?>
<math xmlns="http://www.w3.org/1998/Math/MathML" display="block">
  <semantics>
    <msub>
      <mi>x</mi>
      <mi mathvariant="italic">min</mi>
    </msub>
    <annotation encoding="StarMath 5.0">x_min</annotation>
  </semantics>
</math>
</file>

<file path=Object 3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

<file path=Object 4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5/content.xml><?xml version="1.0" encoding="utf-8"?>
<math xmlns="http://www.w3.org/1998/Math/MathML" display="block">
  <semantics>
    <msub>
      <mi>x</mi>
      <mi mathvariant="italic">min</mi>
    </msub>
    <annotation encoding="StarMath 5.0">x_min</annotation>
  </semantics>
</math>
</file>

<file path=Object 6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